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utiger Next LT W1G" svg:font-family="'Frutiger Next LT W1G'"/>
    <style:font-face style:name="Frutiger Next LT W1G1" svg:font-family="'Frutiger Next LT W1G'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Frutiger Next LT W1G1" officeooo:rsid="001e6a98" officeooo:paragraph-rsid="001e6a98"/>
    </style:style>
    <style:style style:name="P2" style:family="paragraph" style:parent-style-name="Text_20_body">
      <style:text-properties style:font-name="Frutiger Next LT W1G1" officeooo:rsid="002211d2" officeooo:paragraph-rsid="002211d2"/>
    </style:style>
    <style:style style:name="P3" style:family="paragraph" style:parent-style-name="Text_20_body">
      <style:paragraph-properties fo:line-height="100%"/>
      <style:text-properties style:font-name="Frutiger Next LT W1G1" officeooo:rsid="002211d2" officeooo:paragraph-rsid="002211d2"/>
    </style:style>
    <style:style style:name="P4" style:family="paragraph" style:parent-style-name="Text_20_body">
      <style:text-properties style:font-name="Frutiger Next LT W1G1" fo:font-weight="normal" officeooo:rsid="002211d2" officeooo:paragraph-rsid="002211d2" style:font-weight-asian="normal" style:font-weight-complex="normal"/>
    </style:style>
    <style:style style:name="P5" style:family="paragraph" style:parent-style-name="Text_20_body">
      <style:paragraph-properties fo:line-height="100%"/>
      <style:text-properties style:font-name="Frutiger Next LT W1G1" officeooo:rsid="002979e5" officeooo:paragraph-rsid="002979e5"/>
    </style:style>
    <style:style style:name="P6" style:family="paragraph" style:parent-style-name="Heading_20_2">
      <style:text-properties style:font-name="Frutiger Next LT W1G1" officeooo:paragraph-rsid="001dabda"/>
    </style:style>
    <style:style style:name="P7" style:family="paragraph" style:parent-style-name="Heading_20_1">
      <style:paragraph-properties fo:text-align="center" style:justify-single-word="false"/>
      <style:text-properties style:font-name="Frutiger Next LT W1G1" officeooo:paragraph-rsid="001dabda"/>
    </style:style>
    <style:style style:name="P8" style:family="paragraph" style:parent-style-name="Heading_20_3">
      <style:text-properties style:font-name="Frutiger Next LT W1G1" officeooo:rsid="002211d2" officeooo:paragraph-rsid="002211d2"/>
    </style:style>
    <style:style style:name="P9" style:family="paragraph" style:parent-style-name="Text_20_body" style:list-style-name="L1">
      <style:text-properties style:font-name="Frutiger Next LT W1G1" officeooo:rsid="002211d2" officeooo:paragraph-rsid="002211d2"/>
    </style:style>
    <style:style style:name="P10" style:family="paragraph" style:parent-style-name="Text_20_body" style:list-style-name="L2">
      <style:text-properties style:font-name="Frutiger Next LT W1G1" officeooo:rsid="002211d2" officeooo:paragraph-rsid="0026cb43"/>
    </style:style>
    <style:style style:name="P11" style:family="paragraph" style:parent-style-name="Text_20_body" style:list-style-name="L1">
      <style:text-properties style:font-name="Frutiger Next LT W1G1" officeooo:rsid="00256ba3" officeooo:paragraph-rsid="00256ba3"/>
    </style:style>
    <style:style style:name="P12" style:family="paragraph" style:parent-style-name="Text_20_body" style:list-style-name="L2">
      <style:text-properties style:font-name="Frutiger Next LT W1G1" fo:font-weight="normal" officeooo:rsid="002211d2" officeooo:paragraph-rsid="002211d2" style:font-weight-asian="normal" style:font-weight-complex="normal"/>
    </style:style>
    <style:style style:name="P13" style:family="paragraph" style:parent-style-name="Text_20_body" style:list-style-name="L2">
      <style:text-properties style:font-name="Frutiger Next LT W1G1" fo:font-weight="normal" officeooo:rsid="002211d2" officeooo:paragraph-rsid="0026cb43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36458" style:font-weight-asian="normal" style:font-weight-complex="normal"/>
    </style:style>
    <style:style style:name="T3" style:family="text">
      <style:text-properties fo:font-weight="normal" officeooo:rsid="002979e5" style:font-weight-asian="normal" style:font-weight-complex="normal"/>
    </style:style>
    <style:style style:name="T4" style:family="text">
      <style:text-properties officeooo:rsid="002211d2"/>
    </style:style>
    <style:style style:name="T5" style:family="text">
      <style:text-properties officeooo:rsid="00256ba3"/>
    </style:style>
    <style:style style:name="T6" style:family="text">
      <style:text-properties officeooo:rsid="0026cb43"/>
    </style:style>
    <style:style style:name="T7" style:family="text">
      <style:text-properties officeooo:rsid="00287c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Tutorial <text:span text:style-name="T4">2</text:span>: <text:span text:style-name="T4">Löten</text:span></text:h>
      <text:h text:style-name="P6" text:outline-level="2">Ziele</text:h>
      <text:p text:style-name="P1">S<text:span text:style-name="T4">ie kennen verschiedene Löttechniken und sammeln Übung im Löten und Entlöten unterschiedlicher Bauteile.</text:span></text:p>
      <text:h text:style-name="P6" text:outline-level="2">Aufgaben</text:h>
      <text:h text:style-name="P8" text:outline-level="3">Sicherheitshinweise</text:h>
      <text:p text:style-name="P3">Lötkolben werden sehr heiß (ca. 300 °C).</text:p>
      <text:p text:style-name="P3"><text:tab/>→ Metallteile nicht anfassen</text:p>
      <text:p text:style-name="P3"><text:tab/>→ nur im vorgesehenen Ständer abstellen</text:p>
      <text:p text:style-name="P3"><text:tab/>→ <text:span text:style-name="T7">ausstecken</text:span>, wenn nicht benötigt</text:p>
      <text:p text:style-name="P3"><text:span text:style-name="T6">Unser </text:span>Lötzinn ist bleihaltig:</text:p>
      <text:p text:style-name="P3"><text:tab/>→ nach Handhabung Hände waschen</text:p>
      <text:p text:style-name="P3">Lötdampf ist ungesund/reizend</text:p>
      <text:p text:style-name="P3"><text:tab/>→ gut lüften, nicht direkt einatmen</text:p>
      <text:p text:style-name="P3"><text:tab/>→ kein Essen oder Getränke in der Nähe</text:p>
      <text:p text:style-name="P5">Achten Sie darauf, dass Bauteile mit Kunststoff nicht zu heiß werden</text:p>
      <text:p text:style-name="P5"/>
      <text:h text:style-name="P8" text:outline-level="3">Löten</text:h>
      <text:p text:style-name="P2">Stecken Sie den Lötkolben an und löten Sie folgende Bauteile. Jedes Gruppenmitglied soll jede Lötübung mindestens zweimal gemacht haben. <text:span text:style-name="T5">Arbeiten Sie bei Bedarf im Team und/oder nehmen Sie die dritte Hand zur Hilfe.</text:span></text:p>
      <text:list xml:id="list121658637" text:style-name="L1">
        <text:list-item>
          <text:p text:style-name="P9">Verzinnen Sie die Enden von zwei Drähten mit einer dünnen Schicht Lötzinn.</text:p>
        </text:list-item>
        <text:list-item>
          <text:p text:style-name="P9">Löten Sie beide Drähte zusammen, indem Sie die Drahtenden nebeneinander halten/legen. Verwenden Sie noch etwas zusätzliches Lötzinn.</text:p>
        </text:list-item>
        <text:list-item>
          <text:p text:style-name="P9">Verzinnen Sie die Enden von zwei Stücken Litze, indem Sie diese erst in Lötfett tauchen und dann mit dem Lötkolben mit Lötzinn benetzen.</text:p>
        </text:list-item>
        <text:list-item>
          <text:p text:style-name="P9">Löten Sie die beiden Stücke Litze zusammen.</text:p>
        </text:list-item>
        <text:list-item>
          <text:p text:style-name="P11">Löten Sie ein Stück Draht in einem Loch der Platine fest. Verzinnen Sie zuerst nur den Draht.</text:p>
        </text:list-item>
        <text:list-item>
          <text:p text:style-name="P9">Löten Sie eine kleine Schaltung zusammen: Eine LED, ein Vorwiderstand und ein Schalter sollen auf der Platine verlötet werden. An diese sollen zwei Drähte gelötet werden, die über das Breadboard an die Stromversorgung angeschlossen werden.</text:p>
        </text:list-item>
      </text:list>
      <text:h text:style-name="P8" text:outline-level="3"><text:soft-page-break/>Entlöten</text:h>
      <text:list xml:id="list2369286832" text:style-name="L2">
        <text:list-item>
          <text:p text:style-name="P12">Erhitzen Sie alle Lötstellen wieder und trennen Sie die Teile. Achten Sie darauf, dass die Lötstelle nicht unter mechanischer Spannung steht, da sonst Lötzinn durch die Gegend fliegen kann.</text:p>
        </text:list-item>
        <text:list-item>
          <text:p text:style-name="P10"><text:span text:style-name="T1">Reinigen Sie die Bauteil</text:span><text:span text:style-name="T3">e</text:span><text:span text:style-name="T1"> von Lötzinn, indem Sie diese mit dem heißen Lötkolben abstreifen bzw. indem Sie größere Mengen Lötzinn mit der Entlötpumpe absaugen. Reinigen Sie die Lötspitze immer wieder </text:span><text:span text:style-name="T2">am Messingwolle-Reiniger. </text:span></text:p>
        </text:list-item>
        <text:list-item>
          <text:p text:style-name="P13">Reinigen Sie die Lötzspitze mit dem Messingwolle-Reiniger. Verzinnen Sie die Lötspitze und streifen Sie überschüssiges Lötzinn am Messingwolle-Reiniger ab.</text:p>
        </text:list-item>
        <text:list-item>
          <text:p text:style-name="P13">Stecken Sie den Lötkolben aus und lassen Sie ihn abkühlen.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utiger Next LT W1G" svg:font-family="'Frutiger Next LT W1G'"/>
    <style:font-face style:name="Frutiger Next LT W1G1" svg:font-family="'Frutiger Next LT W1G'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Frutiger Next LT W1G" fo:font-family="'Frutiger Next LT W1G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0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shadow="none"/>
      <style:text-properties fo:font-size="14pt" fo:font-weight="bold" fo:background-color="transparent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09:22:36.388667016</meta:creation-date>
    <meta:editing-duration>PT4H14M14S</meta:editing-duration>
    <meta:editing-cycles>17</meta:editing-cycles>
    <meta:generator>LibreOffice/6.1.5.2$Linux_X86_64 LibreOffice_project/10$Build-2</meta:generator>
    <meta:initial-creator>Raphael Wimmer</meta:initial-creator>
    <dc:date>2019-09-16T11:13:32.968468322</dc:date>
    <meta:print-date>2019-09-16T11:08:23.813636506</meta:print-date>
    <meta:document-statistic meta:table-count="0" meta:image-count="0" meta:object-count="0" meta:page-count="2" meta:paragraph-count="28" meta:word-count="327" meta:character-count="2114" meta:non-whitespace-character-count="1821"/>
  </office:meta>
</office:document-meta>
</file>